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598cm"/>
    </style:style>
    <style:style style:name="Table2.B" style:family="table-column">
      <style:table-column-properties style:column-width="13.996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598cm"/>
    </style:style>
    <style:style style:name="Table1.B" style:family="table-column">
      <style:table-column-properties style:column-width="13.996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Bitstream Vera Sans" style:text-underline-style="solid" style:text-underline-width="auto" style:text-underline-color="font-color" officeooo:rsid="00169c76" officeooo:paragraph-rsid="00169c76"/>
    </style:style>
    <style:style style:name="P2" style:family="paragraph" style:parent-style-name="Standard">
      <style:text-properties style:font-name="Bitstream Vera Sans" style:text-underline-style="solid" style:text-underline-width="auto" style:text-underline-color="font-color" officeooo:rsid="00169c76" officeooo:paragraph-rsid="0071c54e"/>
    </style:style>
    <style:style style:name="P3" style:family="paragraph" style:parent-style-name="Standard">
      <style:text-properties style:font-name="Bitstream Vera Sans" style:text-underline-style="solid" style:text-underline-width="auto" style:text-underline-color="font-color" officeooo:rsid="001a1074" officeooo:paragraph-rsid="001a1074"/>
    </style:style>
    <style:style style:name="P4" style:family="paragraph" style:parent-style-name="Standard">
      <style:text-properties style:font-name="Bitstream Vera Sans" style:text-underline-style="solid" style:text-underline-width="auto" style:text-underline-color="font-color" fo:font-weight="bold" officeooo:rsid="0071c54e" officeooo:paragraph-rsid="0071c54e" style:font-weight-asian="bold" style:font-weight-complex="bold"/>
    </style:style>
    <style:style style:name="P5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25d9b2" officeooo:paragraph-rsid="0025d9b2" style:font-weight-asian="normal" style:font-weight-complex="normal"/>
    </style:style>
    <style:style style:name="P6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2569fc" officeooo:paragraph-rsid="002569fc" style:font-weight-asian="normal" style:font-weight-complex="normal"/>
    </style:style>
    <style:style style:name="P7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3ebec8" officeooo:paragraph-rsid="003ebec8" style:font-weight-asian="normal" style:font-weight-complex="normal"/>
    </style:style>
    <style:style style:name="P8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2ba7ba" officeooo:paragraph-rsid="002ba7ba" style:font-weight-asian="normal" style:font-weight-complex="normal"/>
    </style:style>
    <style:style style:name="P9" style:family="paragraph" style:parent-style-name="Standard">
      <style:text-properties style:font-name="Bitstream Vera Sans" officeooo:rsid="00169c76" officeooo:paragraph-rsid="00169c76"/>
    </style:style>
    <style:style style:name="P10" style:family="paragraph" style:parent-style-name="Standard">
      <style:text-properties style:font-name="Bitstream Vera Sans" officeooo:rsid="0071c54e" officeooo:paragraph-rsid="0071c54e"/>
    </style:style>
    <style:style style:name="P11" style:family="paragraph" style:parent-style-name="Standard">
      <style:text-properties style:font-name="Bitstream Vera Sans" officeooo:rsid="001a6b71" officeooo:paragraph-rsid="00169c76"/>
    </style:style>
    <style:style style:name="P12" style:family="paragraph" style:parent-style-name="Standard">
      <style:text-properties style:font-name="Bitstream Vera Sans" style:text-underline-style="none" officeooo:rsid="001a1074" officeooo:paragraph-rsid="001a1074"/>
    </style:style>
    <style:style style:name="P13" style:family="paragraph" style:parent-style-name="Standard">
      <style:text-properties style:font-name="Bitstream Vera Sans" style:text-underline-style="none" fo:font-weight="normal" officeooo:rsid="002569fc" officeooo:paragraph-rsid="002569fc" style:font-weight-asian="normal" style:font-weight-complex="normal"/>
    </style:style>
    <style:style style:name="P14" style:family="paragraph" style:parent-style-name="Standard">
      <style:text-properties style:font-name="Bitstream Vera Sans" style:text-underline-style="none" fo:font-weight="normal" officeooo:rsid="002569fc" officeooo:paragraph-rsid="0039f0a2" style:font-weight-asian="normal" style:font-weight-complex="normal"/>
    </style:style>
    <style:style style:name="P15" style:family="paragraph" style:parent-style-name="Standard">
      <style:text-properties style:font-name="Bitstream Vera Sans" style:text-underline-style="none" fo:font-weight="normal" officeooo:rsid="002569fc" officeooo:paragraph-rsid="003ebec8" style:font-weight-asian="normal" style:font-weight-complex="normal"/>
    </style:style>
    <style:style style:name="P16" style:family="paragraph" style:parent-style-name="Standard">
      <style:text-properties style:font-name="Bitstream Vera Sans" style:text-underline-style="none" fo:font-weight="normal" officeooo:rsid="002569fc" officeooo:paragraph-rsid="00871830" style:font-weight-asian="normal" style:font-weight-complex="normal"/>
    </style:style>
    <style:style style:name="P17" style:family="paragraph" style:parent-style-name="Standard">
      <style:text-properties style:font-name="Bitstream Vera Sans" style:text-underline-style="none" fo:font-weight="normal" officeooo:rsid="0025d9b2" officeooo:paragraph-rsid="0025d9b2" style:font-weight-asian="normal" style:font-weight-complex="normal"/>
    </style:style>
    <style:style style:name="P18" style:family="paragraph" style:parent-style-name="Standard">
      <style:text-properties style:font-name="Bitstream Vera Sans" style:text-underline-style="none" fo:font-weight="normal" officeooo:rsid="002ba7ba" officeooo:paragraph-rsid="0025d9b2" style:font-weight-asian="normal" style:font-weight-complex="normal"/>
    </style:style>
    <style:style style:name="P19" style:family="paragraph" style:parent-style-name="Standard">
      <style:text-properties style:font-name="Bitstream Vera Sans" style:text-underline-style="none" fo:font-weight="normal" officeooo:rsid="002ba7ba" officeooo:paragraph-rsid="002ba7ba" style:font-weight-asian="normal" style:font-weight-complex="normal"/>
    </style:style>
    <style:style style:name="P20" style:family="paragraph" style:parent-style-name="Standard">
      <style:text-properties style:font-name="Bitstream Vera Sans" style:text-underline-style="none" fo:font-weight="normal" officeooo:rsid="004e8d7b" officeooo:paragraph-rsid="004e8d7b" style:font-weight-asian="normal" style:font-weight-complex="normal"/>
    </style:style>
    <style:style style:name="P21" style:family="paragraph" style:parent-style-name="Standard">
      <style:text-properties style:font-name="Bitstream Vera Sans" style:text-underline-style="none" fo:font-weight="normal" officeooo:rsid="004d6737" officeooo:paragraph-rsid="004d6737" style:font-weight-asian="normal" style:font-weight-complex="normal"/>
    </style:style>
    <style:style style:name="P22" style:family="paragraph" style:parent-style-name="Standard">
      <style:text-properties style:font-name="Bitstream Vera Sans" style:text-underline-style="none" fo:font-weight="normal" officeooo:rsid="0026f94f" officeooo:paragraph-rsid="0026f94f" style:font-weight-asian="normal" style:font-weight-complex="normal"/>
    </style:style>
    <style:style style:name="P23" style:family="paragraph" style:parent-style-name="Standard">
      <style:text-properties style:font-name="Bitstream Vera Sans" style:text-underline-style="none" fo:font-weight="normal" officeooo:rsid="0056fdd0" officeooo:paragraph-rsid="0056fdd0" style:font-weight-asian="normal" style:font-weight-complex="normal"/>
    </style:style>
    <style:style style:name="P24" style:family="paragraph" style:parent-style-name="Standard">
      <style:text-properties style:font-name="Bitstream Vera Sans" style:text-underline-style="none" fo:font-weight="normal" officeooo:rsid="00454641" officeooo:paragraph-rsid="00454641" style:font-weight-asian="normal" style:font-weight-complex="normal"/>
    </style:style>
    <style:style style:name="P25" style:family="paragraph" style:parent-style-name="Standard">
      <style:text-properties style:font-name="Bitstream Vera Sans" style:text-underline-style="none" fo:font-weight="normal" officeooo:rsid="0048e170" officeooo:paragraph-rsid="0048e170" style:font-weight-asian="normal" style:font-weight-complex="normal"/>
    </style:style>
    <style:style style:name="P26" style:family="paragraph" style:parent-style-name="Standard">
      <style:text-properties style:font-name="Bitstream Vera Sans" style:text-underline-style="none" fo:font-weight="normal" officeooo:rsid="002d8bb5" officeooo:paragraph-rsid="002d8bb5" style:font-weight-asian="normal" style:font-weight-complex="normal"/>
    </style:style>
    <style:style style:name="P27" style:family="paragraph" style:parent-style-name="Standard">
      <style:text-properties style:font-name="Bitstream Vera Sans" style:text-underline-style="none" fo:font-weight="normal" officeooo:rsid="002ced42" officeooo:paragraph-rsid="002ced42" style:font-weight-asian="normal" style:font-weight-complex="normal"/>
    </style:style>
    <style:style style:name="P28" style:family="paragraph" style:parent-style-name="Standard">
      <style:text-properties style:font-name="Bitstream Vera Sans" style:text-underline-style="none" fo:font-weight="normal" officeooo:rsid="007853b6" officeooo:paragraph-rsid="007853b6" style:font-weight-asian="normal" style:font-weight-complex="normal"/>
    </style:style>
    <style:style style:name="P29" style:family="paragraph" style:parent-style-name="Standard">
      <style:text-properties style:font-name="Bitstream Vera Sans" style:text-underline-style="none" fo:font-weight="normal" officeooo:rsid="007ba5d8" officeooo:paragraph-rsid="007ba5d8" style:font-weight-asian="normal" style:font-weight-complex="normal"/>
    </style:style>
    <style:style style:name="P30" style:family="paragraph" style:parent-style-name="Standard">
      <style:text-properties style:font-name="Bitstream Vera Sans" style:text-underline-style="none" fo:font-weight="normal" officeooo:rsid="007d98ff" officeooo:paragraph-rsid="007d98ff" style:font-weight-asian="normal" style:font-weight-complex="normal"/>
    </style:style>
    <style:style style:name="P31" style:family="paragraph" style:parent-style-name="Standard">
      <style:text-properties style:font-name="Bitstream Vera Sans" style:text-underline-style="none" fo:font-weight="normal" officeooo:rsid="009083f2" officeooo:paragraph-rsid="009083f2" style:font-weight-asian="normal" style:font-weight-complex="normal"/>
    </style:style>
    <style:style style:name="P32" style:family="paragraph" style:parent-style-name="Standard">
      <style:text-properties style:font-name="Bitstream Vera Sans" style:text-underline-style="none" officeooo:rsid="007e0bef" officeooo:paragraph-rsid="007e0bef"/>
    </style:style>
    <style:style style:name="P33" style:family="paragraph" style:parent-style-name="Standard">
      <style:text-properties style:font-name="Bitstream Vera Sans" fo:font-style="normal" style:text-underline-style="none" fo:font-weight="normal" officeooo:rsid="004e8d7b" officeooo:paragraph-rsid="004e8d7b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Bitstream Vera Sans" fo:font-style="normal" style:text-underline-style="none" fo:font-weight="normal" officeooo:rsid="004e8d7b" officeooo:paragraph-rsid="002569fc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Bitstream Vera Sans" fo:font-style="normal" style:text-underline-style="none" fo:font-weight="normal" officeooo:rsid="004d6737" officeooo:paragraph-rsid="004d6737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Bitstream Vera Sans" fo:font-weight="bold" officeooo:rsid="0071c54e" officeooo:paragraph-rsid="0071c54e" style:font-weight-asian="bold" style:font-weight-complex="bold"/>
    </style:style>
    <style:style style:name="P37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officeooo:rsid="00169c76" officeooo:paragraph-rsid="00169c76"/>
    </style:style>
    <style:style style:name="P38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normal" officeooo:rsid="002569fc" officeooo:paragraph-rsid="002569fc" style:font-weight-asian="normal" style:font-weight-complex="normal"/>
    </style:style>
    <style:style style:name="P39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officeooo:rsid="001a1074" officeooo:paragraph-rsid="001a1074"/>
    </style:style>
    <style:style style:name="P40" style:family="paragraph" style:parent-style-name="Standard">
      <style:paragraph-properties fo:break-before="page"/>
      <style:text-properties style:font-name="Bitstream Vera Sans" officeooo:rsid="00169c76" officeooo:paragraph-rsid="00169c76"/>
    </style:style>
    <style:style style:name="P41" style:family="paragraph" style:parent-style-name="Table_20_Contents">
      <style:paragraph-properties fo:text-align="center" style:justify-single-word="false"/>
      <style:text-properties style:font-name="Bitstream Vera Sans" fo:font-weight="bold" officeooo:rsid="00188880" officeooo:paragraph-rsid="00188880" style:font-weight-asian="bold" style:font-weight-complex="bold"/>
    </style:style>
    <style:style style:name="P42" style:family="paragraph" style:parent-style-name="Table_20_Contents">
      <style:text-properties style:font-name="Bitstream Vera Sans" fo:font-weight="bold" officeooo:rsid="00188880" officeooo:paragraph-rsid="00188880" style:font-weight-asian="bold" style:font-weight-complex="bold"/>
    </style:style>
    <style:style style:name="P43" style:family="paragraph" style:parent-style-name="Table_20_Contents">
      <style:text-properties style:font-name="Bitstream Vera Sans" fo:font-weight="bold" officeooo:rsid="0071c54e" officeooo:paragraph-rsid="0071c54e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Bitstream Vera Sans" fo:font-weight="bold" officeooo:rsid="0071c54e" officeooo:paragraph-rsid="0071c54e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Bitstream Vera Sans" officeooo:rsid="00188880" officeooo:paragraph-rsid="00188880"/>
    </style:style>
    <style:style style:name="P46" style:family="paragraph" style:parent-style-name="Table_20_Contents">
      <style:text-properties style:font-name="Bitstream Vera Sans" officeooo:rsid="00188880" officeooo:paragraph-rsid="00188880"/>
    </style:style>
    <style:style style:name="P47" style:family="paragraph" style:parent-style-name="Table_20_Contents">
      <style:paragraph-properties fo:text-align="center" style:justify-single-word="false"/>
      <style:text-properties style:font-name="Bitstream Vera Sans" officeooo:rsid="001a1074" officeooo:paragraph-rsid="001a1074"/>
    </style:style>
    <style:style style:name="P48" style:family="paragraph" style:parent-style-name="Table_20_Contents">
      <style:text-properties style:font-name="Bitstream Vera Sans" officeooo:rsid="001a1074" officeooo:paragraph-rsid="001a1074"/>
    </style:style>
    <style:style style:name="P49" style:family="paragraph" style:parent-style-name="Table_20_Contents">
      <style:text-properties style:font-name="Bitstream Vera Sans" officeooo:rsid="0053d4de" officeooo:paragraph-rsid="0053d4de"/>
    </style:style>
    <style:style style:name="P50" style:family="paragraph" style:parent-style-name="Table_20_Contents">
      <style:text-properties style:font-name="Bitstream Vera Sans" fo:font-style="italic" officeooo:rsid="001b4bad" officeooo:paragraph-rsid="001b4bad" style:font-style-asian="italic" style:font-style-complex="italic"/>
    </style:style>
    <style:style style:name="P51" style:family="paragraph" style:parent-style-name="Table_20_Contents">
      <style:paragraph-properties fo:text-align="center" style:justify-single-word="false"/>
      <style:text-properties style:font-name="Bitstream Vera Sans" fo:font-style="italic" officeooo:rsid="007fd7aa" officeooo:paragraph-rsid="007fd7aa" style:font-style-asian="italic" style:font-style-complex="italic"/>
    </style:style>
    <style:style style:name="P52" style:family="paragraph" style:parent-style-name="Table_20_Contents">
      <style:text-properties style:font-name="Bitstream Vera Sans" fo:font-style="normal" officeooo:rsid="005334c9" officeooo:paragraph-rsid="005334c9" style:font-style-asian="normal" style:font-style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Bitstream Vera Sans" fo:font-style="normal" officeooo:rsid="007fd7aa" officeooo:paragraph-rsid="007fd7aa" style:font-style-asian="normal" style:font-style-complex="normal"/>
    </style:style>
    <style:style style:name="P54" style:family="paragraph" style:parent-style-name="Table_20_Contents">
      <style:text-properties style:font-name="Bitstream Vera Sans" officeooo:rsid="0071c54e" officeooo:paragraph-rsid="0071c54e"/>
    </style:style>
    <style:style style:name="P55" style:family="paragraph" style:parent-style-name="Table_20_Contents">
      <style:paragraph-properties fo:text-align="center" style:justify-single-word="false"/>
      <style:text-properties style:font-name="Bitstream Vera Sans" officeooo:rsid="0071c54e" officeooo:paragraph-rsid="0071c54e"/>
    </style:style>
    <style:style style:name="P56" style:family="paragraph" style:parent-style-name="Table_20_Contents">
      <style:text-properties style:font-name="Bitstream Vera Sans" officeooo:rsid="00752525" officeooo:paragraph-rsid="00752525"/>
    </style:style>
    <style:style style:name="P57" style:family="paragraph" style:parent-style-name="Table_20_Contents">
      <style:text-properties style:font-name="Bitstream Vera Sans" officeooo:rsid="00779ec2" officeooo:paragraph-rsid="00779ec2"/>
    </style:style>
    <style:style style:name="P58" style:family="paragraph" style:parent-style-name="Table_20_Contents">
      <style:paragraph-properties fo:text-align="center" style:justify-single-word="false"/>
      <style:text-properties style:font-name="Bitstream Vera Sans" officeooo:rsid="007fd7aa" officeooo:paragraph-rsid="007fd7aa"/>
    </style:style>
    <style:style style:name="P59" style:family="paragraph" style:parent-style-name="Table_20_Contents">
      <style:text-properties style:font-name="Bitstream Vera Sans" officeooo:rsid="007fd7aa" officeooo:paragraph-rsid="007fd7aa"/>
    </style:style>
    <style:style style:name="P60" style:family="paragraph" style:parent-style-name="Standard" style:list-style-name="L1">
      <style:text-properties style:font-name="Bitstream Vera Sans" style:text-underline-style="none" fo:font-weight="normal" officeooo:rsid="002ba7ba" officeooo:paragraph-rsid="002ba7ba" style:font-weight-asian="normal" style:font-weight-complex="normal"/>
    </style:style>
    <style:style style:name="P61" style:family="paragraph" style:parent-style-name="Standard" style:list-style-name="L1">
      <style:text-properties style:font-name="Bitstream Vera Sans" style:text-underline-style="none" fo:font-weight="normal" officeooo:rsid="0032ce4d" officeooo:paragraph-rsid="0032ce4d" style:font-weight-asian="normal" style:font-weight-complex="normal"/>
    </style:style>
    <style:style style:name="P62" style:family="paragraph" style:parent-style-name="Standard" style:list-style-name="L1">
      <style:text-properties style:font-name="Bitstream Vera Sans" style:text-underline-style="none" fo:font-weight="normal" officeooo:rsid="0035508c" officeooo:paragraph-rsid="0035508c" style:font-weight-asian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Bitstream Vera Sans" officeooo:rsid="007fd7aa" officeooo:paragraph-rsid="001a1074"/>
    </style:style>
    <style:style style:name="T1" style:family="text">
      <style:text-properties officeooo:rsid="0018888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8e2906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715493" style:font-style-asian="normal" style:font-style-complex="normal"/>
    </style:style>
    <style:style style:name="T7" style:family="text">
      <style:text-properties fo:font-style="normal" officeooo:rsid="007fd7aa" style:font-style-asian="normal" style:font-style-complex="normal"/>
    </style:style>
    <style:style style:name="T8" style:family="text">
      <style:text-properties fo:font-style="normal" officeooo:rsid="008bb0e1" style:font-style-asian="normal" style:font-style-complex="normal"/>
    </style:style>
    <style:style style:name="T9" style:family="text">
      <style:text-properties fo:font-style="normal" officeooo:rsid="008e2906" style:font-style-asian="normal" style:font-style-complex="normal"/>
    </style:style>
    <style:style style:name="T10" style:family="text">
      <style:text-properties style:text-position="super 58%"/>
    </style:style>
    <style:style style:name="T11" style:family="text">
      <style:text-properties officeooo:rsid="0026f94f"/>
    </style:style>
    <style:style style:name="T12" style:family="text">
      <style:text-properties officeooo:rsid="002ba7ba"/>
    </style:style>
    <style:style style:name="T13" style:family="text">
      <style:text-properties officeooo:rsid="002f0363"/>
    </style:style>
    <style:style style:name="T14" style:family="text">
      <style:text-properties officeooo:rsid="00360a13"/>
    </style:style>
    <style:style style:name="T15" style:family="text">
      <style:text-properties officeooo:rsid="00379f36"/>
    </style:style>
    <style:style style:name="T16" style:family="text">
      <style:text-properties officeooo:rsid="0037b606"/>
    </style:style>
    <style:style style:name="T17" style:family="text">
      <style:text-properties officeooo:rsid="0040d07b"/>
    </style:style>
    <style:style style:name="T18" style:family="text">
      <style:text-properties officeooo:rsid="0042aab2"/>
    </style:style>
    <style:style style:name="T19" style:family="text">
      <style:text-properties officeooo:rsid="0049d6f0"/>
    </style:style>
    <style:style style:name="T20" style:family="text">
      <style:text-properties officeooo:rsid="004aa140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503e5a"/>
    </style:style>
    <style:style style:name="T23" style:family="text">
      <style:text-properties officeooo:rsid="0056c02a"/>
    </style:style>
    <style:style style:name="T24" style:family="text">
      <style:text-properties officeooo:rsid="0057431a"/>
    </style:style>
    <style:style style:name="T25" style:family="text">
      <style:text-properties officeooo:rsid="006db94d"/>
    </style:style>
    <style:style style:name="T26" style:family="text">
      <style:text-properties officeooo:rsid="00752525"/>
    </style:style>
    <style:style style:name="T27" style:family="text">
      <style:text-properties officeooo:rsid="0075e1ec"/>
    </style:style>
    <style:style style:name="T28" style:family="text">
      <style:text-properties officeooo:rsid="00766c50"/>
    </style:style>
    <style:style style:name="T29" style:family="text">
      <style:text-properties officeooo:rsid="007853b6"/>
    </style:style>
    <style:style style:name="T30" style:family="text">
      <style:text-properties officeooo:rsid="0079deb6"/>
    </style:style>
    <style:style style:name="T31" style:family="text">
      <style:text-properties officeooo:rsid="007d98ff"/>
    </style:style>
    <style:style style:name="T32" style:family="text">
      <style:text-properties officeooo:rsid="007e0bef"/>
    </style:style>
    <style:style style:name="T33" style:family="text">
      <style:text-properties officeooo:rsid="007faf88"/>
    </style:style>
    <style:style style:name="T34" style:family="text">
      <style:text-properties officeooo:rsid="007fd7aa"/>
    </style:style>
    <style:style style:name="T35" style:family="text">
      <style:text-properties officeooo:rsid="0081cd72"/>
    </style:style>
    <style:style style:name="T36" style:family="text">
      <style:text-properties officeooo:rsid="008d23f0"/>
    </style:style>
    <style:style style:name="T37" style:family="text">
      <style:text-properties officeooo:rsid="008f10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itial Notes on a 16 bit ColorForth system</text:p>
      <text:p text:style-name="P9"/>
      <text:p text:style-name="P10">The ColorForth 16 bit system is loosely based on the 32 bit Color Forth created by Charles H. Moore. </text:p>
      <text:p text:style-name="P10"/>
      <text:p text:style-name="P10">The system consists of an ordered collection of words. Each word has an entry in a dictionary, which specifies what it is, and an entry in the code block, which specifies what it does. <text:s/>Neither of these blocks has any directly addressed value, and are completely relocatable.</text:p>
      <text:p text:style-name="P10"/>
      <text:p text:style-name="P10">There are two types of words : “Core words” which are either implemented in the machine code of the host processor, and threaded words, which are built up from other words in classic FORTH fashion.</text:p>
      <text:p text:style-name="P10"/>
      <text:p text:style-name="P4">Dictionary</text:p>
      <text:p text:style-name="P36"/>
      <text:p text:style-name="P10">The code block looks like a collection of code and data, which appears to have no structure. The structure is provided by the dictionary.</text:p>
      <text:p text:style-name="P10"/>
      <text:p text:style-name="P10">The dictionary is a collection of records which (unusually for FORTH systems) is scanned from the bottom up. </text:p>
      <text:p text:style-name="P10"/>
      <text:p text:style-name="P10">Each Core word or Threaded word <text:span text:style-name="T31">can have</text:span> its own entry, <text:span text:style-name="T31">but it isn’t a requirement to do so. Some words that are local to a compiler module will not have a dictionary entry because a developer would not need to access them, these are prefixed by 2 underscores.</text:span>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4">Offset</text:p>
          </table:table-cell>
          <table:table-cell table:style-name="Table2.B1" office:value-type="string">
            <text:p text:style-name="P43">Contents</text:p>
          </table:table-cell>
        </table:table-row>
        <table:table-row>
          <table:table-cell table:style-name="Table2.A2" office:value-type="string">
            <text:p text:style-name="P55">+0</text:p>
          </table:table-cell>
          <table:table-cell table:style-name="Table2.B7" office:value-type="string">
            <text:p text:style-name="P54">Offset, in bytes, to the next dictionary entry. If this value is zero, it indicates that this is the end of the dictionary.</text:p>
          </table:table-cell>
        </table:table-row>
        <table:table-row>
          <table:table-cell table:style-name="Table2.A2" office:value-type="string">
            <text:p text:style-name="P55">+1,<text:span text:style-name="T26">+2</text:span></text:p>
          </table:table-cell>
          <table:table-cell table:style-name="Table2.B7" office:value-type="string">
            <text:p text:style-name="P57"><text:span text:style-name="T29">W</text:span>ord ID <text:span text:style-name="T29">in +1 </text:span>(<text:span text:style-name="T29">core</text:span> word)</text:p>
            <text:p text:style-name="P56">Offset in the code block from the start (<text:span text:style-name="T29">threaded word</text:span>)</text:p>
          </table:table-cell>
        </table:table-row>
        <table:table-row>
          <table:table-cell table:style-name="Table2.A2" office:value-type="string">
            <text:p text:style-name="P55">+<text:span text:style-name="T27">3</text:span></text:p>
          </table:table-cell>
          <table:table-cell table:style-name="Table2.B7" office:value-type="string">
            <text:p text:style-name="P54">Bit 7 : Set to logic ‘1’ if this is a Co<text:span text:style-name="T28">r</text:span>e Word</text:p>
            <text:p text:style-name="P54">Bit 6 : Set to logic ‘1’ if this is a Macro (always executed)</text:p>
            <text:p text:style-name="P54">Bit 0..<text:span text:style-name="T30">4</text:span> : Length of code word name. </text:p>
          </table:table-cell>
        </table:table-row>
        <table:table-row>
          <table:table-cell table:style-name="Table2.A2" office:value-type="string">
            <text:p text:style-name="P55">+<text:span text:style-name="T27">4</text:span></text:p>
          </table:table-cell>
          <table:table-cell table:style-name="Table2.B7" office:value-type="string">
            <text:p text:style-name="P54">First character of name (64 bit ASCII, zero bits 6 and 7)</text:p>
          </table:table-cell>
        </table:table-row>
        <table:table-row>
          <table:table-cell table:style-name="Table2.A2" office:value-type="string">
            <text:p text:style-name="P55">+<text:span text:style-name="T27">5</text:span></text:p>
          </table:table-cell>
          <table:table-cell table:style-name="Table2.B7" office:value-type="string">
            <text:p text:style-name="P54">Second character</text:p>
          </table:table-cell>
        </table:table-row>
        <table:table-row>
          <table:table-cell table:style-name="Table2.A2" office:value-type="string">
            <text:p text:style-name="P55">+&lt;offset-1&gt;</text:p>
          </table:table-cell>
          <table:table-cell table:style-name="Table2.B7" office:value-type="string">
            <text:p text:style-name="P54">Last character</text:p>
          </table:table-cell>
        </table:table-row>
      </table:table>
      <text:p text:style-name="P10"/>
      <text:p text:style-name="P10"/>
      <text:p text:style-name="P10"/>
      <text:p text:style-name="P9"/>
      <text:p text:style-name="P40"/>
      <text:p text:style-name="P4">Code</text:p>
      <text:p text:style-name="P4"/>
      <text:p text:style-name="P28">Threaded code is built from core words and threaded words.</text:p>
      <text:p text:style-name="P28"/>
      <text:p text:style-name="P28">Core Words are represented by th<text:span text:style-name="T30">e values $00-$7F. Core words are either virtual machine codes, or reference to machine code in the concrete implementation.</text:span></text:p>
      <text:p text:style-name="P28"/>
      <text:p text:style-name="P29">Threaded Words are represented by the values $80-$FF and a trailing byte, this value $8000-$FFFF is left shifted to give an even value from 0000-FFFE, this is a relative call from the address after the threaded word instruction.</text:p>
      <text:p text:style-name="P29"/>
      <text:p text:style-name="P29">There is an absolute minimum core word set which must be implemented <text:span text:style-name="T31">in the machine code (or interpreted). </text:span></text:p>
      <text:p text:style-name="P29"/>
      <text:p text:style-name="P30">Beyond this is a set of standard words which can either be implemented in the machine code, or interpreted words. These words are divided into groups in order of their importance – so it is more important to optimise <text:span text:style-name="T21">DUP</text:span> rather than <text:span text:style-name="T21">PICK</text:span>.</text:p>
      <text:p text:style-name="P28"/>
      <text:p text:style-name="P30">Because the relative call only has even values, each word must start <text:span text:style-name="T32">on an even address.</text:span></text:p>
      <text:p text:style-name="P2"/>
      <text:p text:style-name="P32">The first two bytes of the code block are the offset to the top of the code block. <text:span text:style-name="T33">The second two bytes are the relative call to __main (e.g. run from here), the third <text:s/>two bytes are occupied by the [halt] core word.</text:span></text:p>
      <text:p text:style-name="P32"/>
      <text:p text:style-name="P37"><text:span text:style-name="T1">Minimal </text:span>Core Wordset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1">Words</text:p>
          </table:table-cell>
          <table:table-cell table:style-name="Table1.B1" office:value-type="string">
            <text:p text:style-name="P42">Notes</text:p>
          </table:table-cell>
        </table:table-row>
        <table:table-row>
          <table:table-cell table:style-name="Table1.A2" office:value-type="string">
            <text:p text:style-name="P45"/>
          </table:table-cell>
          <table:table-cell table:style-name="Table1.B16" office:value-type="string">
            <text:p text:style-name="P46">Memory access</text:p>
          </table:table-cell>
        </table:table-row>
        <table:table-row>
          <table:table-cell table:style-name="Table1.A2" office:value-type="string">
            <text:p text:style-name="P45"/>
          </table:table-cell>
          <table:table-cell table:style-name="Table1.B16" office:value-type="string">
            <text:p text:style-name="P46">Return stack instructions</text:p>
          </table:table-cell>
        </table:table-row>
        <table:table-row>
          <table:table-cell table:style-name="Table1.A2" office:value-type="string">
            <text:p text:style-name="P45"/>
          </table:table-cell>
          <table:table-cell table:style-name="Table1.B16" office:value-type="string">
            <text:p text:style-name="P46">Pushes nnnn on the data stack</text:p>
          </table:table-cell>
        </table:table-row>
        <table:table-row>
          <table:table-cell table:style-name="Table1.A2" office:value-type="string">
            <text:p text:style-name="P45"/>
          </table:table-cell>
          <table:table-cell table:style-name="Table1.B16" office:value-type="string">
            <text:p text:style-name="P46">Branches <text:span text:style-name="T25">relative</text:span> nnnn if tos = 0, destructively. <text:span text:style-name="T25">The relative position is from the address after the operand (e.g. in line with normal fetch/execute). Note, this does </text:span><text:span text:style-name="T3">not</text:span><text:span text:style-name="T9"> have to have an even address target. </text:span></text:p>
          </table:table-cell>
        </table:table-row>
        <table:table-row>
          <table:table-cell table:style-name="Table1.A2" office:value-type="string">
            <text:p text:style-name="P58"/>
          </table:table-cell>
          <table:table-cell table:style-name="Table1.B16" office:value-type="string">
            <text:p text:style-name="P59">Stop the program executing</text:p>
          </table:table-cell>
        </table:table-row>
        <table:table-row>
          <table:table-cell table:style-name="Table1.A2" office:value-type="string">
            <text:p text:style-name="P58"/>
          </table:table-cell>
          <table:table-cell table:style-name="Table1.B16" office:value-type="string">
            <text:p text:style-name="P59">Do nothing (for padding). </text:p>
          </table:table-cell>
        </table:table-row>
        <table:table-row>
          <table:table-cell table:style-name="Table1.A2" office:value-type="string">
            <text:p text:style-name="P47"/>
          </table:table-cell>
          <table:table-cell table:style-name="Table1.B16" office:value-type="string">
            <text:p text:style-name="P48">Base arithmetic operations (note that 2/ is arithmetic, e.g. preserves the sign bit)</text:p>
          </table:table-cell>
        </table:table-row>
        <table:table-row>
          <table:table-cell table:style-name="Table1.A2" office:value-type="string">
            <text:p text:style-name="P47"/>
          </table:table-cell>
          <table:table-cell table:style-name="Table1.B16" office:value-type="string">
            <text:p text:style-name="P48">Pushes address of the temporary word on the stack.</text:p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B16" office:value-type="string">
            <text:p text:style-name="P48">Pushes address of the <text:span text:style-name="T2">variable</text:span><text:span text:style-name="T5"> containing the </text:span><text:span text:style-name="T6">offset of the </text:span><text:span text:style-name="T5">next free code byte on the stack, </text:span><text:span text:style-name="T6">also the base of the </text:span><text:span text:style-name="T8">code area.</text:span></text:p>
          </table:table-cell>
        </table:table-row>
        <table:table-row>
          <table:table-cell table:style-name="Table1.A2" office:value-type="string">
            <text:p text:style-name="P47"/>
          </table:table-cell>
          <table:table-cell table:style-name="Table1.B16" office:value-type="string">
            <text:p text:style-name="P48">Pushes the address <text:span text:style-name="T34">of</text:span><text:span text:style-name="T6"> the base of the dictionary </text:span><text:span text:style-name="T7">on the stack.</text:span></text:p>
          </table:table-cell>
        </table:table-row>
        <table:table-row>
          <table:table-cell table:style-name="Table1.A2" office:value-type="string">
            <text:p text:style-name="P58"/>
          </table:table-cell>
          <table:table-cell table:style-name="Table1.B16" office:value-type="string">
            <text:p text:style-name="P49">Move hardware cursor to position on top of stack.</text:p>
          </table:table-cell>
        </table:table-row>
        <table:table-row>
          <table:table-cell table:style-name="Table1.A2" office:value-type="string">
            <text:p text:style-name="P58"/>
          </table:table-cell>
          <table:table-cell table:style-name="Table1.B16" office:value-type="string">
            <text:p text:style-name="P48">Write to screen <text:span text:style-name="T22">an area of memory &lt;screenposition&gt; &lt;source&gt; &lt;count&gt; screen!</text:span></text:p>
          </table:table-cell>
        </table:table-row>
        <table:table-row>
          <table:table-cell table:style-name="Table1.A2" office:value-type="string">
            <text:p text:style-name="P58"/>
          </table:table-cell>
          <table:table-cell table:style-name="Table1.B16" office:value-type="string">
            <text:p text:style-name="P48">Read from keyboard. 0 = No key available, 16-19 yellow, green, red, white 20-23 up down left right 13 enter 8 backspace and 32-95 only.</text:p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B16" office:value-type="string">
            <text:p text:style-name="P50">Read 1/4k block from storage. 2<text:span text:style-name="T10">nd</text:span> pa<text:tab/>rSP = dSP = 0;rameter is block id,1st is address target</text:p>
          </table:table-cell>
        </table:table-row>
        <table:table-row>
          <table:table-cell table:style-name="Table1.A2" office:value-type="string">
            <text:p text:style-name="P53"/>
          </table:table-cell>
          <table:table-cell table:style-name="Table1.B16" office:value-type="string">
            <text:p text:style-name="P52">Reset the data and return stacks</text:p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B17" office:value-type="string">
            <text:p text:style-name="P50">Write 1/4k block to storage. 2<text:span text:style-name="T10">nd</text:span> parameter is block id,1st is address target</text:p>
          </table:table-cell>
        </table:table-row>
      </table:table>
      <text:p text:style-name="P9"/>
      <text:p text:style-name="P3"/>
      <text:p text:style-name="P39">Characters</text:p>
      <text:p text:style-name="P3"/>
      <text:p text:style-name="P12">Display and edit characters are all 6 bit (with lower case). The two upper bits indicate colour/function</text:p>
      <text:p text:style-name="P12"/>
      <text:p text:style-name="P12">00xxxxxx <text:tab/>yellow <text:tab/>execute word when compiling</text:p>
      <text:p text:style-name="P12">01xxxxxx<text:tab/>green <text:tab/>compile word, if macro execute it anyway (for IF, FOR etc.)</text:p>
      <text:p text:style-name="P12">10xxxxxx<text:tab/>red <text:tab/><text:tab/>defining word</text:p>
      <text:p text:style-name="P12">11xxxxxx <text:tab/>white <text:tab/>comment.</text:p>
      <text:p text:style-name="P12"/>
      <text:p text:style-name="P6">Extended words</text:p>
      <text:p text:style-name="P13"/>
      <text:p text:style-name="P17">Words can be defined in code or built from <text:span text:style-name="T34">core words</text:span>, but they can only use words if built in previous groups. <text:span text:style-name="T12">However, any word can be code-defined.</text:span></text:p>
      <text:p text:style-name="P18"/>
      <text:p text:style-name="P20">Note implementations can vary compared to their FORTH equivalents. For example <text:span text:style-name="T21">rdrop</text:span><text:span text:style-name="T4"> </text:span><text:span text:style-name="T5">is r&gt; r&gt; drop &gt;r because of the requirement to preserve the return call from rdrop. In a code equivalent, it is likely to just be r&gt; drop</text:span></text:p>
      <text:p text:style-name="P33"/>
      <text:p text:style-name="P5">Group 0 <text:span text:style-name="T36">(24)</text:span></text:p>
      <text:p text:style-name="P5"/>
      <text:p text:style-name="P17">The <text:span text:style-name="T35">minimal </text:span>core word set</text:p>
      <text:p text:style-name="P17"/>
      <text:p text:style-name="P6">Group 1 <text:span text:style-name="T36">(20)</text:span></text:p>
      <text:p text:style-name="P13"/>
      <text:p text:style-name="P21">It is <text:span text:style-name="T2">highly advisable </text:span><text:span text:style-name="T5">to implement these directly, as some of the implementations are slow.</text:span></text:p>
      <text:p text:style-name="P35"/>
      <text:p text:style-name="P13">- <text:tab/><text:span text:style-name="T23">negate</text:span> <text:tab/>0&lt; <text:tab/>1- <text:tab/>2*<text:tab/>and <text:tab/><text:span text:style-name="T15">over <text:tab/></text:span>drop<text:tab/>dup<text:tab/>not <text:tab/>or <text:tab/>swap <text:tab/>xor</text:p>
      <text:p text:style-name="P16">0 <text:tab/>1 <text:tab/>2 <text:tab/>-1<text:tab/>?<text:span text:style-name="T18">dup <text:tab/></text:span>[next]<text:tab/><text:span text:style-name="T11">[exec]<text:tab/></text:span>+! <text:tab/></text:p>
      <text:p text:style-name="P19"/>
      <text:p text:style-name="P13"/>
      <text:p text:style-name="P13">[next] executes the next ; decrement top of return stack, push it #0 to datastack for a <text:span text:style-name="T34">[bzero]</text:span></text:p>
      <text:p text:style-name="P13"/>
      <text:p text:style-name="P22">[exec] calls the word on the top of the stack. </text:p>
      <text:p text:style-name="P22"/>
      <text:p text:style-name="P6">Group 2 <text:span text:style-name="T37">(22)</text:span></text:p>
      <text:p text:style-name="P34"/>
      <text:p text:style-name="P13">2+<text:tab/>2-<text:tab/>rdrop<text:tab/>4<text:tab/>8<text:tab/>10<text:tab/>16<text:tab/>100 <text:tab/>256</text:p>
      <text:p text:style-name="P13">&gt;<text:tab/>&lt; <text:tab/>&gt;=<text:tab/>&lt;= <text:tab/>!=<text:tab/>==<text:tab/><text:span text:style-name="T17">0&gt; <text:tab/>0&gt;= <text:tab/>0&lt;= <text:s/></text:span></text:p>
      <text:p text:style-name="P23">abs <text:tab/>min <text:tab/>max<text:tab/><text:span text:style-name="T24">nip </text:span></text:p>
      <text:p text:style-name="P14"/>
      <text:p text:style-name="P6"/>
      <text:p text:style-name="P38">Group 3 <text:span text:style-name="T37">(10)</text:span></text:p>
      <text:p text:style-name="P6"/>
      <text:p text:style-name="P13">pick <text:tab/>rot<text:tab/>*<text:tab/>-!<text:tab/><text:span text:style-name="T11">4*<text:tab/>8* <text:tab/>16* <text:tab/>16/ <text:tab/>256* <text:tab/>256/ </text:span></text:p>
      <text:p text:style-name="P13"/>
      <text:p text:style-name="P24">&gt;&gt;<text:tab/><text:tab/>(unsigned shift right)</text:p>
      <text:p text:style-name="P24"/>
      <text:p text:style-name="P25">[variable] <text:tab/>push address following on data stack and return.</text:p>
      <text:p text:style-name="P25"/>
      <text:p text:style-name="P7">Group 4 <text:span text:style-name="T37">(10)</text:span></text:p>
      <text:p text:style-name="P7"/>
      <text:p text:style-name="P31">Of this group only four can use core IDs, as the if..then etc. are macros</text:p>
      <text:p text:style-name="P31"/>
      <text:p text:style-name="P15"><text:span text:style-name="T37">here <text:tab/><text:tab/></text:span>, <text:tab/>if..then <text:tab/>for..next<text:tab/><text:span text:style-name="T19">repeat..until<text:tab/>u/<text:tab/>umod</text:span></text:p>
      <text:p text:style-name="P8"/>
      <text:p text:style-name="P8">Compiler</text:p>
      <text:p text:style-name="P8"/>
      <text:p text:style-name="P26">The compiler is provided with a list of core words, <text:span text:style-name="T13">the address of the dictionary start, the address of the code space start, and the load address for the final binary blob.</text:span></text:p>
      <text:p text:style-name="P8"/>
      <text:list xml:id="list3472497854" text:style-name="L1">
        <text:list-item>
          <text:p text:style-name="P60">The compiler compiles its own if .. then, <text:span text:style-name="T20">repeat..until</text:span> and for..next. </text:p>
        </text:list-item>
        <text:list-item>
          <text:p text:style-name="P60">Definitions are prefixed by a colon as in normal FORTH but still just writes into the dictionary.</text:p>
        </text:list-item>
        <text:list-item>
          <text:p text:style-name="P60">Comments are in curly brackets {}</text:p>
        </text:list-item>
        <text:list-item>
          <text:p text:style-name="P60">variable allocates 2 bytes.</text:p>
        </text:list-item>
        <text:list-item>
          <text:p text:style-name="P60">array.nnn allocates nnn bytes.</text:p>
        </text:list-item>
        <text:list-item>
          <text:p text:style-name="P61">A macro has the first TWO letters as colons.</text:p>
        </text:list-item>
        <text:list-item>
          <text:p text:style-name="P62">.if:<text:span text:style-name="T14">x</text:span> enables compiling only if x is not in the dictionary</text:p>
        </text:list-item>
        <text:list-item>
          <text:p text:style-name="P62">.endif enables compiling permanently.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08:42:48.663947686</meta:creation-date>
    <meta:generator>LibreOffice/5.4.3.2$Linux_X86_64 LibreOffice_project/40m0$Build-2</meta:generator>
    <dc:date>2017-11-22T10:55:39.928489210</dc:date>
    <meta:editing-duration>PT4H2M22S</meta:editing-duration>
    <meta:editing-cycles>97</meta:editing-cycles>
    <meta:document-statistic meta:table-count="2" meta:image-count="0" meta:object-count="0" meta:page-count="5" meta:paragraph-count="90" meta:word-count="1062" meta:character-count="5844" meta:non-whitespace-character-count="4825"/>
  </office:meta>
</office:document-meta>
</file>